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f88b" officeooo:paragraph-rsid="001ef88b"/>
    </style:style>
    <style:style style:name="P2" style:family="paragraph" style:parent-style-name="Standard">
      <style:text-properties style:text-underline-style="none" officeooo:rsid="001ef88b" officeooo:paragraph-rsid="001ef88b"/>
    </style:style>
    <style:style style:name="P3" style:family="paragraph" style:parent-style-name="Standard">
      <style:text-properties style:text-underline-style="none" officeooo:rsid="0020f21e" officeooo:paragraph-rsid="0020f21e"/>
    </style:style>
    <style:style style:name="P4" style:family="paragraph" style:parent-style-name="Standard">
      <style:text-properties style:text-underline-style="none" officeooo:rsid="002509e5" officeooo:paragraph-rsid="002509e5"/>
    </style:style>
    <style:style style:name="P5" style:family="paragraph" style:parent-style-name="Standard">
      <style:text-properties officeooo:rsid="001ef88b" officeooo:paragraph-rsid="001ef88b"/>
    </style:style>
    <style:style style:name="P6" style:family="paragraph" style:parent-style-name="Standard">
      <style:text-properties fo:font-style="italic" officeooo:rsid="001ef88b" officeooo:paragraph-rsid="001ef88b"/>
    </style:style>
    <style:style style:name="P7" style:family="paragraph" style:parent-style-name="Standard" style:list-style-name="L1">
      <style:text-properties style:text-underline-style="none" officeooo:rsid="00294672" officeooo:paragraph-rsid="00294672"/>
    </style:style>
    <style:style style:name="P8" style:family="paragraph" style:parent-style-name="Standard">
      <style:text-properties officeooo:rsid="001ef88b" officeooo:paragraph-rsid="00294672"/>
    </style:style>
    <style:style style:name="P9" style:family="paragraph" style:parent-style-name="Standard">
      <style:text-properties officeooo:rsid="002509e5" officeooo:paragraph-rsid="00294672"/>
    </style:style>
    <style:style style:name="T1" style:family="text">
      <style:text-properties fo:font-style="italic" officeooo:rsid="00294672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509e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94672"/>
    </style:style>
    <style:style style:name="T6" style:family="text">
      <style:text-properties officeooo:rsid="002b19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5">Gadala-Maria</text:span> <text:span text:style-name="T3">et al.</text:span> (201<text:span text:style-name="T5">5</text:span>). “<text:span text:style-name="T5">Automated analysis of high-throughput B-cell sequencing data reveals a high frequency of novel immunoglobulin V gene segment alleles</text:span>”. <text:span text:style-name="T1">PNAS 112 (8)</text:span></text:p>
      <text:p text:style-name="P5"/>
      <text:p text:style-name="P9">DOI: <text:span text:style-name="T5">10.1073/pnas.1417683112</text:span></text:p>
      <text:p text:style-name="P6"/>
      <text:p text:style-name="P1">Key points:</text:p>
      <text:p text:style-name="P2"/>
      <text:list xml:id="list9128028712903958" text:style-name="L1">
        <text:list-item>
          <text:p text:style-name="P7"><text:span text:style-name="T4">Accurate V/J germline assignment is very important for RepSeq analysis, but the gene loci are highly polymorphic and existing databases are highly </text:span><text:span text:style-name="T2">incomplete</text:span><text:span text:style-name="T4">, and existing methods for assigning VDJ identity (IMGT, IgBLAST) are </text:span><text:span text:style-name="T2">error-prone</text:span><text:span text:style-name="T4">.</text:span></text:p>
        </text:list-item>
        <text:list-item>
          <text:p text:style-name="P7"><text:span text:style-name="T2">TIgGER identifies novel IGHV germline alleles from a repertoire database</text:span><text:span text:style-name="T4"> by searching for mutations that differ in their frequency across sequences with different overall mutation rates; non-polymorphic mutations increase in frequency with overall mutation levels, while polymorphic mutations are level or decline.</text:span></text:p>
        </text:list-item>
        <text:list-item>
          <text:p text:style-name="P7"><text:span text:style-name="T4">TIgGER is </text:span><text:span text:style-name="T2">highly efficient at identifying polymorphisms</text:span><text:span text:style-name="T4"> (homo- or heterozygous) that differ from the nearest existing germline V by at most 5 positions (&gt;90% of known alleles); it </text:span><text:span text:style-name="T2">cannot find mutations that differ by &gt;5 positions or that differ by indels</text:span></text:p>
        </text:list-item>
        <text:list-item>
          <text:p text:style-name="P7"><text:span text:style-name="T4">After identifying novel alleles, a </text:span><text:span text:style-name="T2">new V-genotype is constructed</text:span><text:span text:style-name="T4"> for each individual [how?] and used to </text:span><text:span text:style-name="T2">reassign V-identities</text:span><text:span text:style-name="T4"> for RepSeq sequences; this can reduce rates of multiply-assigned and unassigned sequences by &gt;90%.</text:span></text:p>
        </text:list-item>
        <text:list-item>
          <text:p text:style-name="P7"><text:span text:style-name="T4">Most RepSeq pipelines do not include an allele-inference step; the authors strongly recommend that this changes.</text:span></text:p>
        </text:list-item>
      </text:list>
      <text:p text:style-name="P4"/>
      <text:p text:style-name="P3"><text:span text:style-name="T6">See also:</text:span> <text:span text:style-name="T6">pRESTO, Change-O, Shazam, IgDiscover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9:58:11.331806418</meta:creation-date>
    <dc:date>2018-09-11T09:47:52.967767206</dc:date>
    <meta:editing-duration>PT19M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05" meta:character-count="1414" meta:non-whitespace-character-count="1223"/>
  </office:meta>
</office:document-meta>
</file>